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5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LESKA ESPINOZA ARIZABA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STRO ARIZABAL, JEAN FRANC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ATOS PEKINES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4646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1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40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02:20:1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